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loopholelabs/darkmagyk/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loopholelabs/darkmagyk/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loopholelabs/darkmagyk/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loopholelabs/darkmagyk/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loopholelabs/darkmagyk/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loopholelabs/darkmagyk/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loopholelabs/darkmagyk/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loopholelabs/darkmagyk/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loopholelabs/darkmagyk/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loopholelabs/darkmagyk/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text:span text:style-name="T1">Operating systems: Design and implementation</text:span>, 3rd ed. Upper Saddle River, NJ 07458: Pearson Education, Inc. Pearson Prentice Hall, 2006.</text:p>
        </text:section>
        <text:section text:name="ref-kerrisk2010linuxapi">
          <text:p text:style-name="Text_20_body">[2] M. Kerrisk, <text:span text:style-name="T1">The linux programming interface: A linux and UNIX system programming handbook</text:span>. No Starch Press, 2010.</text:p>
        </text:section>
        <text:section text:name="ref-devault2022hareioctl">
          <text:p text:style-name="Text_20_body">[3] D. DeVault, “A hare code generator for finding ioctl numbers.” <text:a xlink:type="simple" xlink:href="https://drewdevault.com/2022/05/14/generating-ioctls.html" office:name=""><text:span text:style-name="Definition">https://drewdevault.com/2022/05/14/generating-ioctls.html</text:span></text:a>, 2022.</text:p>
        </text:section>
        <text:section text:name="ref-linux2023docs">
          <text:p text:style-name="Text_20_body">[4]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5] R. Love, <text:span text:style-name="T1">Linux kernel development</text:span>, 3rd ed. Pearson Education, Inc., 2010.</text:p>
        </text:section>
        <text:section text:name="ref-maurer2008professional">
          <text:p text:style-name="Text_20_body">[6] W. Mauerer, <text:span text:style-name="T1">Professional linux kernel architecture</text:span>. Indianapolis, IN: Wiley Publishing, Inc., 2008.</text:p>
        </text:section>
        <text:section text:name="ref-stevens2000advanced">
          <text:p text:style-name="Text_20_body">[7] W. R. Stevens, <text:span text:style-name="T1">Advanced programming in the UNIX environment</text:span>. Delhi: Addison Wesley Logman (Singapore) Pte Ltd., Indian Branch, 2000.</text:p>
        </text:section>
        <text:section text:name="ref-robbins2003unix">
          <text:p text:style-name="Text_20_body">[8] K. A. Robbins and S. Robbins, <text:span text:style-name="T1">Unix™ systems programming: Communication, concurrency, and threads</text:span>. Prentice Hall PTR, 2003.</text:p>
        </text:section>
        <text:section text:name="ref-stevens2003unixnet">
          <text:p text:style-name="Text_20_body">[9] W. R. Stevens, B. Fenner, and A. M. Rudoff, <text:span text:style-name="T1">UNIX® network programming volume 1, third edition: The sockets networking API</text:span>. Addison Wesley, 2003, p. 1024.</text:p>
        </text:section>
        <text:section text:name="ref-smith1982cache">
          <text:p text:style-name="Text_20_body">[10]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4]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tanenbaum2003net">
          <text:p text:style-name="Text_20_body">[17] A. S. Tanenbaum, <text:span text:style-name="T1">Computer networks</text:span>. Pearson Education, Inc. Publishing as Prentice Hall PTR, 200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25]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1">Streaming systems</text:span>. Sebastopol, CA: O’Reilly Media, Inc., 2018.</text:p>
        </text:section>
        <text:section text:name="ref-peek1994unix">
          <text:p text:style-name="Text_20_body">[28] J. D. Peek, <text:span text:style-name="T1">UNIX power tools</text:span>. Sebastopol, CA; New York: O’Reilly Associates; Bantam Books, 1994.</text:p>
        </text:section>
        <text:section text:name="ref-donovan2015go">
          <text:p text:style-name="Text_20_body">[29] A. A. A. Donovan and B. W. Kernighan, <text:span text:style-name="T1">The go programming language</text:span>. Addison-Wesley Professional, 2015.</text:p>
        </text:section>
        <text:section text:name="ref-google2023grpc">
          <text:p text:style-name="Text_20_body">[30] gRPC Authors, “Introduction to gRPC.” 2023.Available: <text:a xlink:type="simple" xlink:href="https://grpc.io/docs/what-is-grpc/introduction/" office:name=""><text:span text:style-name="Definition">https://grpc.io/docs/what-is-grpc/introduction/</text:span></text:a></text:p>
        </text:section>
        <text:section text:name="ref-loopholelabs2023frpc">
          <text:p text:style-name="Text_20_body">[31] L. Labs, “fRPC: A modern RPC framework designed for high performance and stability.” <text:a xlink:type="simple" xlink:href="https://frpc.io/getting-started/overview" office:name=""><text:span text:style-name="Definition">https://frpc.io/getting-started/overview</text:span></text:a>, 2022.</text:p>
        </text:section>
        <text:section text:name="ref-loopholelabs2022frisbee">
          <text:p text:style-name="Text_20_body">[32] S. Vij, A. Sørlie, F. Pojtinger, and J. Sun, “Frisbee-go: Bring-your-own protocol messaging framework designed for performance and stability.” 2022.Available: <text:a xlink:type="simple" xlink:href="https://github.com/loopholelabs/frisbee-go" office:name=""><text:span text:style-name="Definition">https://github.com/loopholelabs/frisbee-go</text:span></text:a></text:p>
        </text:section>
        <text:section text:name="ref-loopholelabs2023polyglot">
          <text:p text:style-name="Text_20_body">[33]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2.</text:p>
        </text:section>
        <text:section text:name="ref-redis2023introduction">
          <text:p text:style-name="Text_20_body">[34] Redis Ltd, “Introduction to redis.” <text:a xlink:type="simple" xlink:href="https://redis.io/docs/about/" office:name=""><text:span text:style-name="Definition">https://redis.io/docs/about/</text:span></text:a>, 2023.</text:p>
        </text:section>
        <text:section text:name="ref-redis2023pubsub">
          <text:p text:style-name="Text_20_body">[35] Redis Ltd, “Redis pub/sub.” <text:a xlink:type="simple" xlink:href="https://redis.io/docs/interact/pubsub/" office:name=""><text:span text:style-name="Definition">https://redis.io/docs/interact/pubsub/</text:span></text:a>, 2023.</text:p>
        </text:section>
        <text:section text:name="ref-aws2023s3">
          <text:p text:style-name="Text_20_body">[3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2] J. Waibel and F. Pojtinger, “sile-fystem: A generic FUSE implementation.” <text:a xlink:type="simple" xlink:href="https://github.com/jakWai01/sile-fystem" office:name=""><text:span text:style-name="Definition">https://github.com/jakWai01/sile-fystem</text:span></text:a>, 2022.</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9T20:23:17Z</meta:creation-date>
    <dc:date>2023-07-29T20:23:17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